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" style:family="graphic" style:parent-style-name="objectwithoutfill">
      <style:graphic-properties svg:stroke-width="0.04cm" svg:stroke-color="#000000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" style:family="graphic" style:parent-style-name="standard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" style:family="graphic" style:parent-style-name="standard">
      <style:graphic-properties draw:textarea-horizontal-align="justify" draw:textarea-vertical-align="middle" draw:auto-grow-height="false" fo:min-height="1.35cm" fo:min-width="5cm"/>
      <style:paragraph-properties style:writing-mode="lr-tb"/>
    </style:style>
    <style:style style:name="gr1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7" style:family="graphic" style:parent-style-name="standard">
      <style:graphic-properties draw:stroke="none" draw:fill="none" fo:min-height="0.091cm"/>
      <style:paragraph-properties style:writing-mode="lr-tb"/>
    </style:style>
    <style:style style:name="gr3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3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4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0" style:family="graphic" style:parent-style-name="standard">
      <style:graphic-properties draw:stroke="none" draw:fill="none" fo:min-height="0.636cm"/>
      <style:paragraph-properties style:writing-mode="lr-tb"/>
    </style:style>
    <style:style style:name="gr5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2" style:family="graphic" style:parent-style-name="objectwithoutfill">
      <style:graphic-properties svg:stroke-width="0.04cm" svg:stroke-color="#000000" draw:marker-start="Arrow_20_concave" draw:marker-start-width="0.26cm" draw:marker-end="Arrow_20_concave" draw:marker-end-width="0.26cm" draw:fill="solid" draw:textarea-vertical-align="middle" fo:padding-top="0.145cm" fo:padding-bottom="0.145cm" fo:padding-left="0.27cm" fo:padding-right="0.27cm"/>
    </style:style>
    <style:style style:name="gr5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5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6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6" style:family="graphic" style:parent-style-name="standard">
      <style:graphic-properties draw:stroke="none" draw:fill="none" fo:min-height="0.071cm"/>
      <style:paragraph-properties style:writing-mode="lr-tb"/>
    </style:style>
    <style:style style:name="gr7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78" style:family="graphic" style:parent-style-name="standard">
      <style:graphic-properties draw:stroke="none" draw:fill="none" draw:textarea-horizontal-align="justify" draw:textarea-vertical-align="middle" draw:auto-grow-height="false" fo:min-height="7.934cm" fo:min-width="16.927cm"/>
      <style:paragraph-properties style:writing-mode="lr-tb"/>
    </style:style>
    <style:style style:name="gr7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8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0" style:family="graphic" style:parent-style-name="standard">
      <style:graphic-properties draw:stroke="none" draw:fill="none" fo:min-height="0.343cm"/>
      <style:paragraph-properties style:writing-mode="lr-tb"/>
    </style:style>
    <style:style style:name="gr9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9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0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3" style:family="graphic" style:parent-style-name="standard">
      <style:graphic-properties draw:stroke="none" draw:fill="none" fo:min-height="0cm"/>
      <style:paragraph-properties style:writing-mode="lr-tb"/>
    </style:style>
    <style:style style:name="gr11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1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2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7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8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39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0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1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2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3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4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5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6" style:family="graphic" style:parent-style-name="standard" style:list-style-name="L1">
      <style:graphic-properties svg:stroke-width="0.04cm" svg:stroke-color="#000000" draw:marker-start-width="0.27cm" draw:marker-end-width="0.27cm" draw:fill="none" draw:textarea-horizontal-align="justify" draw:textarea-vertical-align="middle" draw:auto-grow-height="false" fo:min-height="0.772cm" fo:min-width="0.522cm" fo:padding-top="0.145cm" fo:padding-bottom="0.145cm" fo:padding-left="0.27cm" fo:padding-right="0.27cm"/>
      <style:paragraph-properties style:writing-mode="lr-tb"/>
    </style:style>
    <style:style style:name="gr147" style:family="graphic" style:parent-style-name="standard">
      <style:graphic-properties draw:stroke="none" draw:fill="none" fo:min-height="0.66cm"/>
      <style:paragraph-properties style:writing-mode="lr-tb"/>
    </style:style>
    <style:style style:name="co1" style:family="table-column">
      <style:table-column-properties style:column-width="1.213cm" style:use-optimal-column-width="false"/>
    </style:style>
    <style:style style:name="ro1" style:family="table-row">
      <style:table-row-properties style:row-height="0.972cm" style:use-optimal-row-height="false"/>
    </style:style>
    <style:style style:name="ro2" style:family="table-row">
      <style:table-row-properties style:row-height="1.012cm" style:use-optimal-row-height="false"/>
    </style:style>
    <style:style style:name="ce1" style:family="table-cell">
      <loext:graphic-properties draw:fill="none"/>
      <style:paragraph-properties fo:text-align="center" fo:border-left="none" fo:border-right="none" fo:border-top="none" fo:border-bottom="0.03pt solid #000000"/>
      <style:text-properties style:font-name="Consolas" fo:font-size="18pt" style:font-size-asian="18pt" style:font-size-complex="18pt"/>
    </style:style>
    <style:style style:name="ce2" style:family="table-cell">
      <loext:graphic-properties draw:fill="none"/>
      <style:paragraph-properties fo:text-align="center" fo:border-left="0.62pt solid #000000" fo:border-right="0.62pt solid #000000" fo:border-top="none" fo:border-bottom="0.62pt solid #000000"/>
      <style:text-properties style:font-name="Consolas" fo:font-size="18pt" style:font-size-asian="18pt" style:font-size-complex="18pt"/>
    </style:style>
    <style:style style:name="P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fo:font-size="18pt" style:font-size-asian="18pt" style:font-size-complex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8pt" style:font-size-asian="18pt" style:font-size-complex="18pt"/>
    </style:style>
    <style:style style:name="P4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  <style:text-properties style:font-name="Consolas" fo:font-size="18pt" style:font-size-asian="18pt" style:font-size-complex="18pt"/>
    </style:style>
    <style:style style:name="P5" style:family="paragraph">
      <loext:graphic-properties draw:fill="solid"/>
      <style:paragraph-properties fo:text-align="center"/>
    </style:style>
    <style:style style:name="P6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center" fo:text-indent="0cm" style:writing-mode="lr-tb"/>
    </style:style>
    <style:style style:name="P8" style:family="paragraph">
      <style:paragraph-properties fo:text-align="center" style:writing-mode="lr-tb"/>
      <style:text-properties style:font-name="Consolas" fo:font-size="18pt" style:font-size-asian="18pt" style:font-size-complex="18pt"/>
    </style:style>
    <style:style style:name="P9" style:family="paragraph">
      <loext:graphic-properties draw:fill="none"/>
      <style:paragraph-properties fo:text-align="center" style:writing-mode="lr-tb"/>
      <style:text-properties style:font-name="Consolas" fo:font-size="18pt" style:font-size-asian="18pt" style:font-size-complex="18pt"/>
    </style:style>
    <style:style style:name="P10" style:family="paragraph">
      <style:paragraph-properties fo:text-align="center" style:writing-mode="lr-tb"/>
      <style:text-properties fo:font-size="18pt"/>
    </style:style>
    <style:style style:name="P11" style:family="paragraph">
      <style:paragraph-properties fo:text-align="center"/>
      <style:text-properties style:font-name="Consolas" fo:font-size="18pt" style:font-size-asian="18pt" style:font-size-complex="18pt"/>
    </style:style>
    <style:style style:name="P12" style:family="paragraph">
      <style:paragraph-properties fo:text-align="center"/>
    </style:style>
    <style:style style:name="P13" style:family="paragraph">
      <loext:graphic-properties draw:fill="none"/>
      <style:paragraph-properties fo:text-align="center"/>
    </style:style>
    <style:style style:name="P14" style:family="paragraph">
      <loext:graphic-properties draw:fill="none"/>
      <style:paragraph-properties fo:text-align="center" style:writing-mode="lr-tb"/>
      <style:text-properties fo:font-size="18pt"/>
    </style:style>
    <style:style style:name="P15" style:family="paragraph">
      <loext:graphic-properties draw:fill="none"/>
    </style:style>
    <style:style style:name="T1" style:family="text">
      <style:text-properties style:font-name="Consolas" fo:font-size="18pt" style:font-size-asian="18pt" style:font-size-complex="18pt"/>
    </style:style>
    <style:style style:name="T2" style:family="text">
      <style:text-properties fo:font-size="18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Consola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Arial2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font-name="Consolas" fo:font-size="6pt" style:font-size-asian="18pt" style:font-size-complex="18pt"/>
    </style:style>
    <style:style style:name="T5" style:family="text">
      <style:text-properties style:font-name="Consola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2" xml:id="id1" draw:id="id1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" draw:text-style-name="P4" xml:id="id2" draw:id="id2" draw:layer="layout" svg:width="1.5cm" svg:height="1.5cm" svg:x="7.25cm" svg:y="13.05cm">
            <text:p text:style-name="P3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1" draw:start-glue-point="7" draw:end-shape="id2" draw:end-glue-point="4" svg:d="M8569 11830l-569 1220" svg:viewBox="0 0 570 1221">
            <text:p/>
          </draw:connector>
          <draw:custom-shape draw:style-name="gr4" draw:text-style-name="P2" xml:id="id3" draw:id="id3" draw:layer="layout" svg:width="1.5cm" svg:height="1.5cm" svg:x="9.449cm" svg:y="13.05cm">
            <text:p text:style-name="P1"><text:span text:style-name="T1">1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1" draw:start-glue-point="9" draw:end-shape="id3" draw:end-glue-point="4" svg:d="M9631 11830l569 1220" svg:viewBox="0 0 570 1221">
            <text:p/>
          </draw:connector>
          <draw:custom-shape draw:style-name="gr5" draw:text-style-name="P7" xml:id="id4" draw:id="id4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4" draw:start-glue-point="7" draw:end-shape="id1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4" draw:start-glue-point="9" draw:end-shape="id5" draw:end-glue-point="4" svg:d="M11730 9629l1569 922" svg:viewBox="0 0 1570 923">
            <text:p/>
          </draw:connector>
          <draw:custom-shape draw:style-name="gr6" draw:text-style-name="P7" xml:id="id5" draw:id="id5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" draw:text-style-name="P7" xml:id="id6" draw:id="id6" draw:layer="layout" svg:width="1.5cm" svg:height="1.5cm" svg:x="11.449cm" svg:y="13.052cm">
            <text:p text:style-name="P6"><text:span text:style-name="T1">1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5" draw:start-glue-point="7" draw:end-shape="id6" draw:end-glue-point="4" svg:d="M12768 11832l-569 1220" svg:viewBox="0 0 570 1221">
            <text:p/>
          </draw:connector>
          <draw:custom-shape draw:style-name="gr8" draw:text-style-name="P7" xml:id="id7" draw:id="id7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5" draw:start-glue-point="9" draw:end-shape="id7" draw:end-glue-point="4" svg:d="M13830 11832l569 1220" svg:viewBox="0 0 570 1221">
            <text:p/>
          </draw:connector>
          <draw:custom-shape draw:style-name="gr9" draw:text-style-name="P7" xml:id="id8" draw:id="id8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" draw:text-style-name="P7" xml:id="id9" draw:id="id9" draw:layer="layout" svg:width="1.5cm" svg:height="1.5cm" svg:x="15.652cm" svg:y="13.051cm">
            <text:p text:style-name="P6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8" draw:start-glue-point="7" draw:end-shape="id9" draw:end-glue-point="4" svg:d="M16971 11831l-569 1220" svg:viewBox="0 0 570 1221">
            <text:p/>
          </draw:connector>
          <draw:custom-shape draw:style-name="gr11" draw:text-style-name="P7" xml:id="id10" draw:id="id10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10" draw:start-glue-point="7" draw:end-shape="id8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10" draw:start-glue-point="9" draw:end-shape="id11" draw:end-glue-point="4" svg:d="M20132 9630l1569 922" svg:viewBox="0 0 1570 923">
            <text:p/>
          </draw:connector>
          <draw:custom-shape draw:style-name="gr12" draw:text-style-name="P7" xml:id="id11" draw:id="id11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12" draw:start-glue-point="7" draw:end-shape="id4" draw:end-glue-point="4" svg:d="M14869 7729l-3670 619" svg:viewBox="0 0 3671 620">
            <text:p/>
          </draw:connector>
          <draw:custom-shape draw:style-name="gr13" draw:text-style-name="P9" xml:id="id12" draw:id="id12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12" draw:start-glue-point="9" draw:end-shape="id10" draw:end-glue-point="4" svg:d="M15931 7729l3670 620" svg:viewBox="0 0 3671 621">
            <text:p/>
          </draw:connector>
        </draw:g>
        <draw:custom-shape draw:style-name="gr14" draw:text-style-name="P10" draw:layer="layout" svg:width="5.5cm" svg:height="1.6cm" svg:x="0cm" svg:y="-2.2cm">
          <text:p text:style-name="P10"><text:span text:style-name="T2">int</text:span><text:span text:style-name="T2">ro</text:span><text:span text:style-name="T2">du</text:span><text:span text:style-name="T2">cti</text:span><text:span text:style-name="T2">on</text:span>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s</text:span><text:span text:style-name="T2">t</text:span><text:span text:style-name="T2">r</text:span><text:span text:style-name="T2">u</text:span><text:span text:style-name="T2">c</text:span><text:span text:style-name="T2">t</text:span><text:span text:style-name="T2">u</text:span><text:span text:style-name="T2">r</text:span><text:span text:style-name="T2">e</text:span></text:p>
          <draw:enhanced-geometry svg:viewBox="0 0 21600 21600" draw:type="rectangle" draw:enhanced-path="M 0 0 L 21600 0 21600 21600 0 21600 0 0 Z N"/>
        </draw:custom-shape>
        <draw:g>
          <draw:frame draw:style-name="standard" draw:layer="layout" svg:width="14.555cm" svg:height="1.983cm" svg:x="6.939cm" svg:y="13.133cm">
            <table:table table:template-name="default" table:use-first-row-styles="true" table:use-banding-rows-styles="true"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column table:style-name="co1"/>
              <table:table-row table:style-name="ro1" table:default-cell-style-name="ce1">
                <table:table-cell>
                  <text:p text:style-name="P11">0</text:p>
                </table:table-cell>
                <table:table-cell>
                  <text:p text:style-name="P11">1</text:p>
                </table:table-cell>
                <table:table-cell>
                  <text:p text:style-name="P11">2</text:p>
                </table:table-cell>
                <table:table-cell>
                  <text:p text:style-name="P11">3</text:p>
                </table:table-cell>
                <table:table-cell>
                  <text:p text:style-name="P11">4</text:p>
                </table:table-cell>
                <table:table-cell>
                  <text:p text:style-name="P11">5</text:p>
                </table:table-cell>
                <table:table-cell>
                  <text:p text:style-name="P11">6</text:p>
                </table:table-cell>
                <table:table-cell>
                  <text:p text:style-name="P11">7</text:p>
                </table:table-cell>
                <table:table-cell>
                  <text:p text:style-name="P11">8</text:p>
                </table:table-cell>
                <table:table-cell>
                  <text:p text:style-name="P11">9</text:p>
                </table:table-cell>
                <table:table-cell>
                  <text:p text:style-name="P11">10</text:p>
                </table:table-cell>
                <table:table-cell>
                  <text:p text:style-name="P11">11</text:p>
                </table:table-cell>
              </table:table-row>
              <table:table-row table:style-name="ro2" table:default-cell-style-name="ce2">
                <table:table-cell>
                  <text:p text:style-name="P11">2</text:p>
                </table:table-cell>
                <table:table-cell>
                  <text:p text:style-name="P11">3</text:p>
                </table:table-cell>
                <table:table-cell>
                  <text:p text:style-name="P11">7</text:p>
                </table:table-cell>
                <table:table-cell>
                  <text:p text:style-name="P11">4</text:p>
                </table:table-cell>
                <table:table-cell>
                  <text:p text:style-name="P11">6</text:p>
                </table:table-cell>
                <table:table-cell>
                  <text:p text:style-name="P11">9</text:p>
                </table:table-cell>
                <table:table-cell>
                  <text:p text:style-name="P11">13</text:p>
                </table:table-cell>
                <table:table-cell>
                  <text:p text:style-name="P11">14</text:p>
                </table:table-cell>
                <table:table-cell>
                  <text:p text:style-name="P11">17</text:p>
                </table:table-cell>
                <table:table-cell>
                  <text:p text:style-name="P11">10</text:p>
                </table:table-cell>
                <table:table-cell>
                  <text:p text:style-name="P11">11</text:p>
                </table:table-cell>
                <table:table-cell>
                  <text:p text:style-name="P11">16</text:p>
                </table:table-cell>
              </table:table-row>
            </table:table>
            <draw:image xlink:href="Pictures/TablePreview1.svm" xlink:type="simple" xlink:show="embed" xlink:actuate="onLoad"/>
          </draw:frame>
          <draw:g>
            <draw:custom-shape draw:style-name="gr15" draw:text-style-name="P2" xml:id="id13" draw:id="id13" draw:layer="layout" svg:width="1.5cm" svg:height="1.5cm" svg:x="7.716cm" svg:y="8.283cm">
              <text:p text:style-name="P1"><text:span text:style-name="T1">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16" draw:text-style-name="P4" xml:id="id14" draw:id="id14" draw:layer="layout" svg:width="1.5cm" svg:height="1.5cm" svg:x="6.616cm" svg:y="10.784cm">
              <text:p text:style-name="P3"><text:span text:style-name="T1">14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7.935cm" svg:y1="9.564cm" svg:x2="7.366cm" svg:y2="10.784cm" draw:start-shape="id13" draw:start-glue-point="7" draw:end-shape="id14" draw:end-glue-point="4" svg:d="M7935 9564l-569 1220" svg:viewBox="0 0 570 1221">
              <text:p/>
            </draw:connector>
            <draw:custom-shape draw:style-name="gr17" draw:text-style-name="P2" xml:id="id15" draw:id="id15" draw:layer="layout" svg:width="1.5cm" svg:height="1.5cm" svg:x="8.815cm" svg:y="10.784cm">
              <text:p text:style-name="P1"><text:span text:style-name="T1">17</text:span>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8.997cm" svg:y1="9.564cm" svg:x2="9.566cm" svg:y2="10.784cm" draw:start-shape="id13" draw:start-glue-point="9" draw:end-shape="id15" draw:end-glue-point="4" svg:d="M8997 9564l569 1220" svg:viewBox="0 0 570 1221">
              <text:p/>
            </draw:connector>
            <draw:custom-shape draw:style-name="gr18" draw:text-style-name="P7" xml:id="id16" draw:id="id16" draw:layer="layout" svg:width="1.5cm" svg:height="1.5cm" svg:x="9.815cm" svg:y="6.082cm">
              <text:p text:style-name="P6"><text:span text:style-name="T1">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0.034cm" svg:y1="7.363cm" svg:x2="8.466cm" svg:y2="8.283cm" draw:start-shape="id16" draw:start-glue-point="7" draw:end-shape="id13" draw:end-glue-point="4" svg:d="M10034 7363l-1568 920" svg:viewBox="0 0 1569 921">
              <text:p/>
            </draw:connector>
            <draw:connector draw:style-name="gr3" draw:text-style-name="P5" draw:layer="layout" draw:type="line" svg:x1="11.096cm" svg:y1="7.363cm" svg:x2="12.665cm" svg:y2="8.285cm" draw:start-shape="id16" draw:start-glue-point="9" draw:end-shape="id17" draw:end-glue-point="4" svg:d="M11096 7363l1569 922" svg:viewBox="0 0 1570 923">
              <text:p/>
            </draw:connector>
            <draw:custom-shape draw:style-name="gr19" draw:text-style-name="P7" xml:id="id17" draw:id="id17" draw:layer="layout" svg:width="1.5cm" svg:height="1.5cm" svg:x="11.915cm" svg:y="8.285cm">
              <text:p text:style-name="P6"><text:span text:style-name="T1">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0" draw:text-style-name="P7" xml:id="id18" draw:id="id18" draw:layer="layout" svg:width="1.5cm" svg:height="1.5cm" svg:x="10.815cm" svg:y="10.786cm">
              <text:p text:style-name="P6"><text:span text:style-name="T1">10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2.134cm" svg:y1="9.566cm" svg:x2="11.565cm" svg:y2="10.786cm" draw:start-shape="id17" draw:start-glue-point="7" draw:end-shape="id18" draw:end-glue-point="4" svg:d="M12134 9566l-569 1220" svg:viewBox="0 0 570 1221">
              <text:p/>
            </draw:connector>
            <draw:custom-shape draw:style-name="gr21" draw:text-style-name="P7" xml:id="id19" draw:id="id19" draw:layer="layout" svg:width="1.5cm" svg:height="1.5cm" svg:x="13.014cm" svg:y="10.786cm">
              <text:p text:style-name="P6"><text:span text:style-name="T1">11</text:span></text:p>
  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3.196cm" svg:y1="9.566cm" svg:x2="13.765cm" svg:y2="10.786cm" draw:start-shape="id17" draw:start-glue-point="9" draw:end-shape="id19" draw:end-glue-point="4" svg:d="M13196 9566l569 1220" svg:viewBox="0 0 570 1221">
              <text:p/>
            </draw:connector>
            <draw:custom-shape draw:style-name="gr22" draw:text-style-name="P7" xml:id="id20" draw:id="id20" draw:layer="layout" svg:width="1.5cm" svg:height="1.5cm" svg:x="16.118cm" svg:y="8.284cm">
              <text:p text:style-name="P6"><text:span text:style-name="T1">9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ustom-shape draw:style-name="gr23" draw:text-style-name="P7" xml:id="id21" draw:id="id21" draw:layer="layout" svg:width="1.5cm" svg:height="1.5cm" svg:x="15.018cm" svg:y="10.785cm">
              <text:p text:style-name="P6"><text:span text:style-name="T1">16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6.337cm" svg:y1="9.565cm" svg:x2="15.768cm" svg:y2="10.785cm" draw:start-shape="id20" draw:start-glue-point="7" draw:end-shape="id21" draw:end-glue-point="4" svg:d="M16337 9565l-569 1220" svg:viewBox="0 0 570 1221">
              <text:p/>
            </draw:connector>
            <draw:custom-shape draw:style-name="gr24" draw:text-style-name="P7" xml:id="id22" draw:id="id22" draw:layer="layout" svg:width="1.5cm" svg:height="1.5cm" svg:x="18.217cm" svg:y="6.083cm">
              <text:p text:style-name="P6"><text:span text:style-name="T1">7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8.436cm" svg:y1="7.364cm" svg:x2="16.868cm" svg:y2="8.284cm" draw:start-shape="id22" draw:start-glue-point="7" draw:end-shape="id20" draw:end-glue-point="4" svg:d="M18436 7364l-1568 920" svg:viewBox="0 0 1569 921">
              <text:p/>
            </draw:connector>
            <draw:connector draw:style-name="gr3" draw:text-style-name="P5" draw:layer="layout" draw:type="line" svg:x1="19.498cm" svg:y1="7.364cm" svg:x2="21.067cm" svg:y2="8.286cm" draw:start-shape="id22" draw:start-glue-point="9" draw:end-shape="id23" draw:end-glue-point="4" svg:d="M19498 7364l1569 922" svg:viewBox="0 0 1570 923">
              <text:p/>
            </draw:connector>
            <draw:custom-shape draw:style-name="gr25" draw:text-style-name="P7" xml:id="id23" draw:id="id23" draw:layer="layout" svg:width="1.5cm" svg:height="1.5cm" svg:x="20.317cm" svg:y="8.286cm">
              <text:p text:style-name="P6"><text:span text:style-name="T1">13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4.235cm" svg:y1="5.463cm" svg:x2="10.565cm" svg:y2="6.082cm" draw:start-shape="id24" draw:start-glue-point="7" draw:end-shape="id16" draw:end-glue-point="4" svg:d="M14235 5463l-3670 619" svg:viewBox="0 0 3671 620">
              <text:p/>
            </draw:connector>
            <draw:custom-shape draw:style-name="gr13" draw:text-style-name="P9" xml:id="id24" draw:id="id24" draw:layer="layout" svg:width="1.5cm" svg:height="1.5cm" svg:x="14.016cm" svg:y="4.182cm">
              <text:p text:style-name="P8"><text:span text:style-name="T1">2</text:span></text:p>
  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  </draw:custom-shape>
            <draw:connector draw:style-name="gr3" draw:text-style-name="P5" draw:layer="layout" draw:type="line" svg:x1="15.297cm" svg:y1="5.463cm" svg:x2="18.967cm" svg:y2="6.083cm" draw:start-shape="id24" draw:start-glue-point="9" draw:end-shape="id22" draw:end-glue-point="4" svg:d="M15297 5463l3670 620" svg:viewBox="0 0 3671 621">
              <text:p/>
            </draw:connector>
          </draw:g>
        </draw:g>
      </draw:page>
      <draw:page draw:name="page3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</text:span><text:span text:style-name="T2">se</text:span><text:span text:style-name="T2">rti</text:span><text:span text:style-name="T2">on </text:span><text:span text:style-name="T2">1</text:span></text:p>
          <draw:enhanced-geometry svg:viewBox="0 0 21600 21600" draw:type="rectangle" draw:enhanced-path="M 0 0 L 21600 0 21600 21600 0 21600 0 0 Z N"/>
        </draw:custom-shape>
        <draw:g>
          <draw:custom-shape draw:style-name="gr26" draw:text-style-name="P2" xml:id="id25" draw:id="id25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27" draw:text-style-name="P4" xml:id="id26" draw:id="id26" draw:layer="layout" svg:width="1.5cm" svg:height="1.5cm" svg:x="7.25cm" svg:y="13.05cm">
            <text:p text:style-name="P3"><text:span text:style-name="T1">1</text:span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25" draw:start-glue-point="7" draw:end-shape="id26" draw:end-glue-point="4" svg:d="M8569 11830l-569 1220" svg:viewBox="0 0 570 1221">
            <text:p/>
          </draw:connector>
          <draw:custom-shape draw:style-name="gr28" draw:text-style-name="P2" xml:id="id27" draw:id="id27" draw:layer="layout" svg:width="1.5cm" svg:height="1.5cm" svg:x="9.449cm" svg:y="13.05cm">
            <text:p text:style-name="P1"><text:span text:style-name="T1">1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25" draw:start-glue-point="9" draw:end-shape="id27" draw:end-glue-point="4" svg:d="M9631 11830l569 1220" svg:viewBox="0 0 570 1221">
            <text:p/>
          </draw:connector>
          <draw:custom-shape draw:style-name="gr29" draw:text-style-name="P7" xml:id="id28" draw:id="id28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28" draw:start-glue-point="7" draw:end-shape="id25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28" draw:start-glue-point="9" draw:end-shape="id29" draw:end-glue-point="4" svg:d="M11730 9629l1569 922" svg:viewBox="0 0 1570 923">
            <text:p/>
          </draw:connector>
          <draw:custom-shape draw:style-name="gr30" draw:text-style-name="P7" xml:id="id29" draw:id="id29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1" draw:text-style-name="P7" xml:id="id30" draw:id="id30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29" draw:start-glue-point="7" draw:end-shape="id30" draw:end-glue-point="4" svg:d="M12768 11832l-569 1220" svg:viewBox="0 0 570 1221">
            <text:p/>
          </draw:connector>
          <draw:custom-shape draw:style-name="gr32" draw:text-style-name="P7" xml:id="id31" draw:id="id31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29" draw:start-glue-point="9" draw:end-shape="id31" draw:end-glue-point="4" svg:d="M13830 11832l569 1220" svg:viewBox="0 0 570 1221">
            <text:p/>
          </draw:connector>
          <draw:custom-shape draw:style-name="gr33" draw:text-style-name="P7" xml:id="id32" draw:id="id32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4" draw:text-style-name="P7" xml:id="id33" draw:id="id33" draw:layer="layout" svg:width="1.5cm" svg:height="1.5cm" svg:x="15.652cm" svg:y="13.051cm">
            <text:p text:style-name="P6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32" draw:start-glue-point="7" draw:end-shape="id33" draw:end-glue-point="4" svg:d="M16971 11831l-569 1220" svg:viewBox="0 0 570 1221">
            <text:p/>
          </draw:connector>
          <draw:custom-shape draw:style-name="gr35" draw:text-style-name="P7" xml:id="id34" draw:id="id34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34" draw:start-glue-point="7" draw:end-shape="id32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34" draw:start-glue-point="9" draw:end-shape="id35" draw:end-glue-point="4" svg:d="M20132 9630l1569 922" svg:viewBox="0 0 1570 923">
            <text:p/>
          </draw:connector>
          <draw:custom-shape draw:style-name="gr36" draw:text-style-name="P7" xml:id="id35" draw:id="id35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36" draw:start-glue-point="7" draw:end-shape="id28" draw:end-glue-point="4" svg:d="M14869 7729l-3670 619" svg:viewBox="0 0 3671 620">
            <text:p/>
          </draw:connector>
          <draw:custom-shape draw:style-name="gr13" draw:text-style-name="P9" xml:id="id36" draw:id="id36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36" draw:start-glue-point="9" draw:end-shape="id34" draw:end-glue-point="4" svg:d="M15931 7729l3670 620" svg:viewBox="0 0 3671 621">
            <text:p/>
          </draw:connector>
          <draw:frame draw:style-name="gr37" draw:text-style-name="P13" draw:layer="layout" svg:width="3.391cm" svg:height="0.886cm" svg:x="19.481cm" svg:y="13.417cm">
            <draw:text-box>
              <text:p text:style-name="P12"><text:span text:style-name="T1">i</text:span><text:span text:style-name="T1">n</text:span><text:span text:style-name="T1">s</text:span><text:span text:style-name="T1">e</text:span><text:span text:style-name="T1">r</text:span><text:span text:style-name="T1">t</text:span><text:span text:style-name="T1"> </text:span><text:span text:style-name="T1">5</text:span></text:p>
            </draw:text-box>
          </draw:frame>
          <draw:custom-shape draw:style-name="gr38" draw:text-style-name="P7" xml:id="id37" draw:id="id37" draw:layer="layout" svg:width="1.5cm" svg:height="1.5cm" svg:x="17.851cm" svg:y="13.051cm">
            <text:p text:style-name="P6"><text:span text:style-name="T1">5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8.033cm" svg:y1="11.831cm" svg:x2="18.602cm" svg:y2="13.051cm" draw:end-shape="id37" draw:end-glue-point="4" svg:d="M18033 11831l569 1220" svg:viewBox="0 0 570 1221">
            <text:p/>
          </draw:connector>
        </draw:g>
      </draw:page>
      <draw:page draw:name="page4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</text:span><text:span text:style-name="T2">n</text:span><text:span text:style-name="T2">s</text:span><text:span text:style-name="T2">e</text:span><text:span text:style-name="T2">rt</text:span><text:span text:style-name="T2">io</text:span><text:span text:style-name="T2">n </text:span><text:span text:style-name="T2">2</text:span></text:p>
          <draw:enhanced-geometry svg:viewBox="0 0 21600 21600" draw:type="rectangle" draw:enhanced-path="M 0 0 L 21600 0 21600 21600 0 21600 0 0 Z N"/>
        </draw:custom-shape>
        <draw:g>
          <draw:custom-shape draw:style-name="gr39" draw:text-style-name="P2" xml:id="id38" draw:id="id38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4" xml:id="id39" draw:id="id39" draw:layer="layout" svg:width="1.5cm" svg:height="1.5cm" svg:x="7.25cm" svg:y="13.05cm">
            <text:p text:style-name="P3"><text:span text:style-name="T1">1</text:span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38" draw:start-glue-point="7" draw:end-shape="id39" draw:end-glue-point="4" svg:d="M8569 11830l-569 1220" svg:viewBox="0 0 570 1221">
            <text:p/>
          </draw:connector>
          <draw:custom-shape draw:style-name="gr41" draw:text-style-name="P2" xml:id="id40" draw:id="id40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38" draw:start-glue-point="9" draw:end-shape="id40" draw:end-glue-point="4" svg:d="M9631 11830l569 1220" svg:viewBox="0 0 570 1221">
            <text:p/>
          </draw:connector>
          <draw:custom-shape draw:style-name="gr42" draw:text-style-name="P7" xml:id="id41" draw:id="id41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41" draw:start-glue-point="7" draw:end-shape="id38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41" draw:start-glue-point="9" draw:end-shape="id42" draw:end-glue-point="4" svg:d="M11730 9629l1569 922" svg:viewBox="0 0 1570 923">
            <text:p/>
          </draw:connector>
          <draw:custom-shape draw:style-name="gr43" draw:text-style-name="P7" xml:id="id42" draw:id="id42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4" draw:text-style-name="P7" xml:id="id43" draw:id="id43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42" draw:start-glue-point="7" draw:end-shape="id43" draw:end-glue-point="4" svg:d="M12768 11832l-569 1220" svg:viewBox="0 0 570 1221">
            <text:p/>
          </draw:connector>
          <draw:custom-shape draw:style-name="gr45" draw:text-style-name="P7" xml:id="id44" draw:id="id44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42" draw:start-glue-point="9" draw:end-shape="id44" draw:end-glue-point="4" svg:d="M13830 11832l569 1220" svg:viewBox="0 0 570 1221">
            <text:p/>
          </draw:connector>
          <draw:custom-shape draw:style-name="gr46" draw:text-style-name="P7" xml:id="id45" draw:id="id45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7" draw:text-style-name="P7" xml:id="id46" draw:id="id46" draw:layer="layout" svg:width="1.5cm" svg:height="1.5cm" svg:x="15.652cm" svg:y="13.051cm">
            <text:p text:style-name="P6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45" draw:start-glue-point="7" draw:end-shape="id46" draw:end-glue-point="4" svg:d="M16971 11831l-569 1220" svg:viewBox="0 0 570 1221">
            <text:p/>
          </draw:connector>
          <draw:custom-shape draw:style-name="gr48" draw:text-style-name="P7" xml:id="id47" draw:id="id47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47" draw:start-glue-point="7" draw:end-shape="id45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47" draw:start-glue-point="9" draw:end-shape="id48" draw:end-glue-point="4" svg:d="M20132 9630l1569 922" svg:viewBox="0 0 1570 923">
            <text:p/>
          </draw:connector>
          <draw:custom-shape draw:style-name="gr49" draw:text-style-name="P7" xml:id="id48" draw:id="id48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49" draw:start-glue-point="7" draw:end-shape="id41" draw:end-glue-point="4" svg:d="M14869 7729l-3670 619" svg:viewBox="0 0 3671 620">
            <text:p/>
          </draw:connector>
          <draw:custom-shape draw:style-name="gr13" draw:text-style-name="P9" xml:id="id49" draw:id="id49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49" draw:start-glue-point="9" draw:end-shape="id47" draw:end-glue-point="4" svg:d="M15931 7729l3670 620" svg:viewBox="0 0 3671 621">
            <text:p/>
          </draw:connector>
          <draw:frame draw:style-name="gr50" draw:text-style-name="P13" draw:layer="layout" svg:width="1.791cm" svg:height="0.886cm" svg:x="18.967cm" svg:y="11.602cm">
            <draw:text-box>
              <text:p text:style-name="P12"><text:span text:style-name="T3">5</text:span><text:span text:style-name="T4"> </text:span><text:span text:style-name="T1">&lt;</text:span><text:span text:style-name="T4"> </text:span><text:span text:style-name="T1">9</text:span></text:p>
            </draw:text-box>
          </draw:frame>
          <draw:custom-shape draw:style-name="gr51" draw:text-style-name="P7" xml:id="id50" draw:id="id50" draw:layer="layout" svg:width="1.5cm" svg:height="1.5cm" svg:x="17.851cm" svg:y="13.051cm">
            <draw:glue-point draw:id="12" svg:x="2.446cm" svg:y="-4.366cm"/>
            <text:p text:style-name="P6"><text:span text:style-name="T1">5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8.033cm" svg:y1="11.831cm" svg:x2="18.602cm" svg:y2="13.051cm" draw:end-shape="id50" draw:end-glue-point="4" svg:d="M18033 11831l569 1220" svg:viewBox="0 0 570 1221">
            <text:p/>
          </draw:connector>
          <draw:connector draw:style-name="gr52" draw:text-style-name="P5" draw:layer="layout" draw:type="curve" svg:x1="18.252cm" svg:y1="11.3cm" svg:x2="18.967cm" svg:y2="13.147cm" draw:start-shape="id45" draw:start-glue-point="10" draw:end-shape="id50" draw:end-glue-point="12" svg:d="M18252 11300c477 0 715 615 715 1847" svg:viewBox="0 0 716 1848">
            <text:p/>
          </draw:connector>
        </draw:g>
      </draw:page>
      <draw:page draw:name="page5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sertion 3</text:span></text:p>
          <draw:enhanced-geometry svg:viewBox="0 0 21600 21600" draw:type="rectangle" draw:enhanced-path="M 0 0 L 21600 0 21600 21600 0 21600 0 0 Z N"/>
        </draw:custom-shape>
        <draw:g>
          <draw:custom-shape draw:style-name="gr53" draw:text-style-name="P2" xml:id="id51" draw:id="id51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4" draw:text-style-name="P4" xml:id="id52" draw:id="id52" draw:layer="layout" svg:width="1.5cm" svg:height="1.5cm" svg:x="7.25cm" svg:y="13.05cm">
            <text:p text:style-name="P3"><text:span text:style-name="T1">14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51" draw:start-glue-point="7" draw:end-shape="id52" draw:end-glue-point="4" svg:d="M8569 11830l-569 1220" svg:viewBox="0 0 570 1221">
            <text:p/>
          </draw:connector>
          <draw:custom-shape draw:style-name="gr55" draw:text-style-name="P2" xml:id="id53" draw:id="id53" draw:layer="layout" svg:width="1.5cm" svg:height="1.5cm" svg:x="9.449cm" svg:y="13.05cm">
            <text:p text:style-name="P1"><text:span text:style-name="T1">17</text:span></text:p>
  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51" draw:start-glue-point="9" draw:end-shape="id53" draw:end-glue-point="4" svg:d="M9631 11830l569 1220" svg:viewBox="0 0 570 1221">
            <text:p/>
          </draw:connector>
          <draw:custom-shape draw:style-name="gr56" draw:text-style-name="P7" xml:id="id54" draw:id="id54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54" draw:start-glue-point="7" draw:end-shape="id51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54" draw:start-glue-point="9" draw:end-shape="id55" draw:end-glue-point="4" svg:d="M11730 9629l1569 922" svg:viewBox="0 0 1570 923">
            <text:p/>
          </draw:connector>
          <draw:custom-shape draw:style-name="gr57" draw:text-style-name="P7" xml:id="id55" draw:id="id55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58" draw:text-style-name="P7" xml:id="id56" draw:id="id56" draw:layer="layout" svg:width="1.5cm" svg:height="1.5cm" svg:x="11.449cm" svg:y="13.052cm">
            <text:p text:style-name="P6"><text:span text:style-name="T1">10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55" draw:start-glue-point="7" draw:end-shape="id56" draw:end-glue-point="4" svg:d="M12768 11832l-569 1220" svg:viewBox="0 0 570 1221">
            <text:p/>
          </draw:connector>
          <draw:custom-shape draw:style-name="gr59" draw:text-style-name="P7" xml:id="id57" draw:id="id57" draw:layer="layout" svg:width="1.5cm" svg:height="1.5cm" svg:x="13.648cm" svg:y="13.052cm">
            <text:p text:style-name="P6"><text:span text:style-name="T1">1</text:span><text:span text:style-name="T1">1</text:span></text:p>
  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55" draw:start-glue-point="9" draw:end-shape="id57" draw:end-glue-point="4" svg:d="M13830 11832l569 1220" svg:viewBox="0 0 570 1221">
            <text:p/>
          </draw:connector>
          <draw:custom-shape draw:style-name="gr60" draw:text-style-name="P7" xml:id="id58" draw:id="id58" draw:layer="layout" svg:width="1.5cm" svg:height="1.5cm" svg:x="16.752cm" svg:y="10.55cm">
            <draw:glue-point draw:id="12" svg:x="-1.32cm" svg:y="-4.806cm"/>
            <text:p text:style-name="P6"><text:span text:style-name="T1">5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ustom-shape draw:style-name="gr61" draw:text-style-name="P7" xml:id="id59" draw:id="id59" draw:layer="layout" svg:width="1.5cm" svg:height="1.5cm" svg:x="15.652cm" svg:y="13.051cm">
            <text:p text:style-name="P6"><text:span text:style-name="T1">1</text:span><text:span text:style-name="T1">6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58" draw:start-glue-point="7" draw:end-shape="id59" draw:end-glue-point="4" svg:d="M16971 11831l-569 1220" svg:viewBox="0 0 570 1221">
            <text:p/>
          </draw:connector>
          <draw:custom-shape draw:style-name="gr62" draw:text-style-name="P7" xml:id="id60" draw:id="id60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60" draw:start-glue-point="7" draw:end-shape="id58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60" draw:start-glue-point="9" draw:end-shape="id61" draw:end-glue-point="4" svg:d="M20132 9630l1569 922" svg:viewBox="0 0 1570 923">
            <text:p/>
          </draw:connector>
          <draw:custom-shape draw:style-name="gr63" draw:text-style-name="P7" xml:id="id61" draw:id="id61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62" draw:start-glue-point="7" draw:end-shape="id54" draw:end-glue-point="4" svg:d="M14869 7729l-3670 619" svg:viewBox="0 0 3671 620">
            <text:p/>
          </draw:connector>
          <draw:custom-shape draw:style-name="gr13" draw:text-style-name="P9" xml:id="id62" draw:id="id62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62" draw:start-glue-point="9" draw:end-shape="id60" draw:end-glue-point="4" svg:d="M15931 7729l3670 620" svg:viewBox="0 0 3671 621">
            <text:p/>
          </draw:connector>
          <draw:frame draw:style-name="gr50" draw:text-style-name="P13" draw:layer="layout" svg:width="1.791cm" svg:height="0.886cm" svg:x="15.854cm" svg:y="8.744cm">
            <draw:text-box>
              <text:p text:style-name="P12"><text:span text:style-name="T3">5</text:span><text:span text:style-name="T4"> </text:span><text:span text:style-name="T1">&lt;</text:span><text:span text:style-name="T4"> </text:span><text:span text:style-name="T1">7</text:span></text:p>
            </draw:text-box>
          </draw:frame>
          <draw:custom-shape draw:style-name="gr64" draw:text-style-name="P7" xml:id="id63" draw:id="id63" draw:layer="layout" svg:width="1.5cm" svg:height="1.5cm" svg:x="17.851cm" svg:y="13.051cm">
            <text:p text:style-name="P6"><text:span text:style-name="T1">9</text:span></text:p>
            <draw:enhanced-geometry svg:viewBox="0 0 21600 21600" draw:mirror-horizontal="true" draw:glue-points="10800 0 3163 3163 0 10800 3163 18437 10800 21600 18437 18437 21600 10800 18437 3163" draw:text-areas="3163 3163 18437 18437" draw:mirror-vertical="false" draw:type="ellipse" draw:enhanced-path="U 10800 10800 10800 10800 0 360 Z N"/>
          </draw:custom-shape>
          <draw:connector draw:style-name="gr3" draw:text-style-name="P5" draw:layer="layout" draw:type="line" svg:x1="18.033cm" svg:y1="11.831cm" svg:x2="18.602cm" svg:y2="13.051cm" draw:end-shape="id63" draw:end-glue-point="4" svg:d="M18033 11831l569 1220" svg:viewBox="0 0 570 1221">
            <text:p/>
          </draw:connector>
          <draw:connector draw:style-name="gr52" draw:text-style-name="P5" draw:layer="layout" draw:type="curve" svg:x1="18.851cm" svg:y1="9.099cm" svg:x2="17.304cm" svg:y2="10.58cm" draw:start-shape="id60" draw:start-glue-point="6" draw:end-shape="id58" draw:end-glue-point="12" svg:d="M18851 9099c-1032 0-1547 493-1547 1481" svg:viewBox="0 0 1548 1482">
            <text:p/>
          </draw:connector>
        </draw:g>
      </draw:page>
      <draw:page draw:name="page6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esrtion 4</text:span></text:p>
          <draw:enhanced-geometry svg:viewBox="0 0 21600 21600" draw:type="rectangle" draw:enhanced-path="M 0 0 L 21600 0 21600 21600 0 21600 0 0 Z N"/>
        </draw:custom-shape>
        <draw:g>
          <draw:custom-shape draw:style-name="gr65" draw:text-style-name="P2" xml:id="id64" draw:id="id64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6" draw:text-style-name="P4" xml:id="id65" draw:id="id65" draw:layer="layout" svg:width="1.5cm" svg:height="1.5cm" svg:x="7.25cm" svg:y="13.05cm">
            <text:p text:style-name="P3"><text:span text:style-name="T1">1</text:span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64" draw:start-glue-point="7" draw:end-shape="id65" draw:end-glue-point="4" svg:d="M8569 11830l-569 1220" svg:viewBox="0 0 570 1221">
            <text:p/>
          </draw:connector>
          <draw:custom-shape draw:style-name="gr67" draw:text-style-name="P2" xml:id="id66" draw:id="id66" draw:layer="layout" svg:width="1.5cm" svg:height="1.5cm" svg:x="9.449cm" svg:y="13.05cm">
            <text:p text:style-name="P1"><text:span text:style-name="T1">1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64" draw:start-glue-point="9" draw:end-shape="id66" draw:end-glue-point="4" svg:d="M9631 11830l569 1220" svg:viewBox="0 0 570 1221">
            <text:p/>
          </draw:connector>
          <draw:custom-shape draw:style-name="gr68" draw:text-style-name="P7" xml:id="id67" draw:id="id67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67" draw:start-glue-point="7" draw:end-shape="id64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67" draw:start-glue-point="9" draw:end-shape="id68" draw:end-glue-point="4" svg:d="M11730 9629l1569 922" svg:viewBox="0 0 1570 923">
            <text:p/>
          </draw:connector>
          <draw:custom-shape draw:style-name="gr69" draw:text-style-name="P7" xml:id="id68" draw:id="id68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0" draw:text-style-name="P7" xml:id="id69" draw:id="id69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68" draw:start-glue-point="7" draw:end-shape="id69" draw:end-glue-point="4" svg:d="M12768 11832l-569 1220" svg:viewBox="0 0 570 1221">
            <text:p/>
          </draw:connector>
          <draw:custom-shape draw:style-name="gr71" draw:text-style-name="P7" xml:id="id70" draw:id="id70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68" draw:start-glue-point="9" draw:end-shape="id70" draw:end-glue-point="4" svg:d="M13830 11832l569 1220" svg:viewBox="0 0 570 1221">
            <text:p/>
          </draw:connector>
          <draw:custom-shape draw:style-name="gr72" draw:text-style-name="P7" xml:id="id71" draw:id="id71" draw:layer="layout" svg:width="1.5cm" svg:height="1.5cm" svg:x="16.752cm" svg:y="10.55cm">
            <draw:glue-point draw:id="12" svg:x="-1.32cm" svg:y="-4.806cm"/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73" draw:text-style-name="P7" xml:id="id72" draw:id="id72" draw:layer="layout" svg:width="1.5cm" svg:height="1.5cm" svg:x="15.652cm" svg:y="13.051cm">
            <text:p text:style-name="P6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71" draw:start-glue-point="7" draw:end-shape="id72" draw:end-glue-point="4" svg:d="M16971 11831l-569 1220" svg:viewBox="0 0 570 1221">
            <text:p/>
          </draw:connector>
          <draw:custom-shape draw:style-name="gr74" draw:text-style-name="P7" xml:id="id73" draw:id="id73" draw:layer="layout" svg:width="1.5cm" svg:height="1.5cm" svg:x="18.851cm" svg:y="8.349cm">
            <text:p text:style-name="P6"><text:span text:style-name="T1">5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73" draw:start-glue-point="7" draw:end-shape="id71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73" draw:start-glue-point="9" draw:end-shape="id74" draw:end-glue-point="4" svg:d="M20132 9630l1569 922" svg:viewBox="0 0 1570 923">
            <text:p/>
          </draw:connector>
          <draw:custom-shape draw:style-name="gr75" draw:text-style-name="P7" xml:id="id74" draw:id="id74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75" draw:start-glue-point="7" draw:end-shape="id67" draw:end-glue-point="4" svg:d="M14869 7729l-3670 619" svg:viewBox="0 0 3671 620">
            <text:p/>
          </draw:connector>
          <draw:custom-shape draw:style-name="gr13" draw:text-style-name="P9" xml:id="id75" draw:id="id75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75" draw:start-glue-point="9" draw:end-shape="id73" draw:end-glue-point="4" svg:d="M15931 7729l3670 620" svg:viewBox="0 0 3671 621">
            <text:p/>
          </draw:connector>
          <draw:frame draw:style-name="gr76" draw:text-style-name="P13" draw:layer="layout" svg:width="3.321cm" svg:height="0.886cm" svg:x="18.204cm" svg:y="7.07cm">
            <draw:text-box>
              <text:p text:style-name="P12"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!</text:span></text:p>
            </draw:text-box>
          </draw:frame>
          <draw:custom-shape draw:style-name="gr77" draw:text-style-name="P7" xml:id="id76" draw:id="id76" draw:layer="layout" svg:width="1.5cm" svg:height="1.5cm" svg:x="17.851cm" svg:y="13.051cm">
            <text:p text:style-name="P6"><text:span text:style-name="T1">9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8.033cm" svg:y1="11.831cm" svg:x2="18.602cm" svg:y2="13.051cm" draw:end-shape="id76" draw:end-glue-point="4" svg:d="M18033 11831l569 1220" svg:viewBox="0 0 570 1221">
            <text:p/>
          </draw:connector>
        </draw:g>
        <draw:custom-shape draw:style-name="gr78" draw:text-style-name="P14" draw:layer="layout" svg:width="17.427cm" svg:height="8.184cm" svg:x="5.045cm" svg:y="6.456cm">
          <text:p/>
          <draw:enhanced-geometry svg:viewBox="0 0 21600 21600" draw:type="rectangle" draw:enhanced-path="M 0 0 L 21600 0 21600 21600 0 21600 0 0 Z N"/>
        </draw:custom-shape>
      </draw:page>
      <draw:page draw:name="page7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Extraction 1</text:span></text:p>
          <draw:enhanced-geometry svg:viewBox="0 0 21600 21600" draw:type="rectangle" draw:enhanced-path="M 0 0 L 21600 0 21600 21600 0 21600 0 0 Z N"/>
        </draw:custom-shape>
        <draw:g>
          <draw:custom-shape draw:style-name="gr79" draw:text-style-name="P2" xml:id="id77" draw:id="id77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0" draw:text-style-name="P4" xml:id="id78" draw:id="id78" draw:layer="layout" svg:width="1.5cm" svg:height="1.5cm" svg:x="7.25cm" svg:y="13.05cm">
            <text:p text:style-name="P3"><text:span text:style-name="T1">1</text:span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77" draw:start-glue-point="7" draw:end-shape="id78" draw:end-glue-point="4" svg:d="M8569 11830l-569 1220" svg:viewBox="0 0 570 1221">
            <text:p/>
          </draw:connector>
          <draw:custom-shape draw:style-name="gr81" draw:text-style-name="P2" xml:id="id79" draw:id="id79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77" draw:start-glue-point="9" draw:end-shape="id79" draw:end-glue-point="4" svg:d="M9631 11830l569 1220" svg:viewBox="0 0 570 1221">
            <text:p/>
          </draw:connector>
          <draw:custom-shape draw:style-name="gr82" draw:text-style-name="P7" xml:id="id80" draw:id="id80" draw:layer="layout" svg:width="1.5cm" svg:height="1.5cm" svg:x="10.449cm" svg:y="8.348cm"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80" draw:start-glue-point="7" draw:end-shape="id77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80" draw:start-glue-point="9" draw:end-shape="id81" draw:end-glue-point="4" svg:d="M11730 9629l1569 922" svg:viewBox="0 0 1570 923">
            <text:p/>
          </draw:connector>
          <draw:custom-shape draw:style-name="gr83" draw:text-style-name="P7" xml:id="id81" draw:id="id81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4" draw:text-style-name="P7" xml:id="id82" draw:id="id82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81" draw:start-glue-point="7" draw:end-shape="id82" draw:end-glue-point="4" svg:d="M12768 11832l-569 1220" svg:viewBox="0 0 570 1221">
            <text:p/>
          </draw:connector>
          <draw:custom-shape draw:style-name="gr85" draw:text-style-name="P7" xml:id="id83" draw:id="id83" draw:layer="layout" svg:width="1.5cm" svg:height="1.5cm" svg:x="13.648cm" svg:y="13.052cm">
            <text:p text:style-name="P6"><text:span text:style-name="T1">1</text:span><text:span text:style-name="T1">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81" draw:start-glue-point="9" draw:end-shape="id83" draw:end-glue-point="4" svg:d="M13830 11832l569 1220" svg:viewBox="0 0 570 1221">
            <text:p/>
          </draw:connector>
          <draw:custom-shape draw:style-name="gr86" draw:text-style-name="P7" xml:id="id84" draw:id="id84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87" draw:text-style-name="P7" xml:id="id85" draw:id="id85" draw:layer="layout" svg:width="1.5cm" svg:height="1.5cm" svg:x="15.652cm" svg:y="13.051cm">
            <text:p text:style-name="P6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6.971cm" svg:y1="11.831cm" svg:x2="16.402cm" svg:y2="13.051cm" draw:start-shape="id84" draw:start-glue-point="7" draw:end-shape="id85" draw:end-glue-point="4" svg:d="M16971 11831l-569 1220" svg:viewBox="0 0 570 1221">
            <text:p/>
          </draw:connector>
          <draw:custom-shape draw:style-name="gr88" draw:text-style-name="P7" xml:id="id86" draw:id="id86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86" draw:start-glue-point="7" draw:end-shape="id84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86" draw:start-glue-point="9" draw:end-shape="id87" draw:end-glue-point="4" svg:d="M20132 9630l1569 922" svg:viewBox="0 0 1570 923">
            <text:p/>
          </draw:connector>
          <draw:custom-shape draw:style-name="gr89" draw:text-style-name="P7" xml:id="id87" draw:id="id87" draw:layer="layout" svg:width="1.5cm" svg:height="1.5cm" svg:x="20.951cm" svg:y="10.552cm">
            <text:p text:style-name="P6"><text:span text:style-name="T1">1</text:span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88" draw:start-glue-point="7" draw:end-shape="id80" draw:end-glue-point="4" svg:d="M14869 7729l-3670 619" svg:viewBox="0 0 3671 620">
            <text:p/>
          </draw:connector>
          <draw:custom-shape draw:style-name="gr13" draw:text-style-name="P9" xml:id="id88" draw:id="id88" draw:layer="layout" svg:width="1.5cm" svg:height="1.5cm" svg:x="14.65cm" svg:y="6.448cm">
            <text:p text:style-name="P8"><text:span text:style-name="T1">2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88" draw:start-glue-point="9" draw:end-shape="id86" draw:end-glue-point="4" svg:d="M15931 7729l3670 620" svg:viewBox="0 0 3671 621">
            <text:p/>
          </draw:connector>
          <draw:frame draw:style-name="gr90" draw:text-style-name="P15" draw:layer="layout" svg:width="3.993cm" svg:height="0.886cm" svg:x="16.38cm" svg:y="6.379cm">
            <draw:text-box>
              <text:p><text:span text:style-name="T5">r</text:span><text:span text:style-name="T5">e</text:span><text:span text:style-name="T5">m</text:span><text:span text:style-name="T5">o</text:span><text:span text:style-name="T5">v</text:span><text:span text:style-name="T5">e</text:span><text:span text:style-name="T5"> </text:span><text:span text:style-name="T5">m</text:span><text:span text:style-name="T5">i</text:span><text:span text:style-name="T5">n</text:span></text:p>
            </draw:text-box>
          </draw:frame>
          <draw:custom-shape draw:style-name="gr78" draw:text-style-name="P14" draw:layer="layout" svg:width="17.427cm" svg:height="8.184cm" svg:x="5.045cm" svg:y="6.4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8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tr</text:span><text:span text:style-name="T2">od</text:span><text:span text:style-name="T2">ucti</text:span><text:span text:style-name="T2">on</text:span></text:p>
          <draw:enhanced-geometry svg:viewBox="0 0 21600 21600" draw:type="rectangle" draw:enhanced-path="M 0 0 L 21600 0 21600 21600 0 21600 0 0 Z N"/>
        </draw:custom-shape>
        <draw:g>
          <draw:custom-shape draw:style-name="gr91" draw:text-style-name="P2" xml:id="id89" draw:id="id89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2" draw:text-style-name="P4" xml:id="id90" draw:id="id90" draw:layer="layout" svg:width="1.5cm" svg:height="1.5cm" svg:x="7.25cm" svg:y="13.05cm">
            <text:p text:style-name="P3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89" draw:start-glue-point="7" draw:end-shape="id90" draw:end-glue-point="4" svg:d="M8569 11830l-569 1220" svg:viewBox="0 0 570 1221">
            <text:p/>
          </draw:connector>
          <draw:custom-shape draw:style-name="gr93" draw:text-style-name="P2" xml:id="id91" draw:id="id91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89" draw:start-glue-point="9" draw:end-shape="id91" draw:end-glue-point="4" svg:d="M9631 11830l569 1220" svg:viewBox="0 0 570 1221">
            <text:p/>
          </draw:connector>
          <draw:custom-shape draw:style-name="gr94" draw:text-style-name="P7" xml:id="id92" draw:id="id92" draw:layer="layout" svg:width="1.5cm" svg:height="1.5cm" svg:x="10.449cm" svg:y="8.348cm">
            <draw:glue-point draw:id="12" svg:x="-0.953cm" svg:y="-4.9cm"/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92" draw:start-glue-point="7" draw:end-shape="id89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92" draw:start-glue-point="9" draw:end-shape="id93" draw:end-glue-point="4" svg:d="M11730 9629l1569 922" svg:viewBox="0 0 1570 923">
            <text:p/>
          </draw:connector>
          <draw:custom-shape draw:style-name="gr95" draw:text-style-name="P7" xml:id="id93" draw:id="id93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6" draw:text-style-name="P7" xml:id="id94" draw:id="id94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93" draw:start-glue-point="7" draw:end-shape="id94" draw:end-glue-point="4" svg:d="M12768 11832l-569 1220" svg:viewBox="0 0 570 1221">
            <text:p/>
          </draw:connector>
          <draw:custom-shape draw:style-name="gr97" draw:text-style-name="P7" xml:id="id95" draw:id="id95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93" draw:start-glue-point="9" draw:end-shape="id95" draw:end-glue-point="4" svg:d="M13830 11832l569 1220" svg:viewBox="0 0 570 1221">
            <text:p/>
          </draw:connector>
          <draw:custom-shape draw:style-name="gr98" draw:text-style-name="P7" xml:id="id97" draw:id="id97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99" draw:text-style-name="P7" xml:id="id96" draw:id="id96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96" draw:start-glue-point="7" draw:end-shape="id97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96" draw:start-glue-point="9" draw:end-shape="id98" draw:end-glue-point="4" svg:d="M20132 9630l1569 922" svg:viewBox="0 0 1570 923">
            <text:p/>
          </draw:connector>
          <draw:custom-shape draw:style-name="gr100" draw:text-style-name="P7" xml:id="id98" draw:id="id98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99" draw:start-glue-point="7" draw:end-shape="id92" draw:end-glue-point="4" svg:d="M14869 7729l-3670 619" svg:viewBox="0 0 3671 620">
            <text:p/>
          </draw:connector>
          <draw:custom-shape draw:style-name="gr101" draw:text-style-name="P4" xml:id="id99" draw:id="id99" draw:layer="layout" svg:width="1.5cm" svg:height="1.5cm" svg:x="14.65cm" svg:y="6.448cm">
            <text:p text:style-name="P3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99" draw:start-glue-point="9" draw:end-shape="id96" draw:end-glue-point="4" svg:d="M15931 7729l3670 620" svg:viewBox="0 0 3671 621">
            <text:p/>
          </draw:connector>
          <draw:frame draw:style-name="gr90" draw:text-style-name="P15" draw:layer="layout" svg:width="3.993cm" svg:height="0.886cm" svg:x="16.38cm" svg:y="6.379cm">
            <draw:text-box>
              <text:p><text:span text:style-name="T5">r</text:span><text:span text:style-name="T5">e</text:span><text:span text:style-name="T5">p</text:span><text:span text:style-name="T5">l</text:span><text:span text:style-name="T5">a</text:span><text:span text:style-name="T5">c</text:span><text:span text:style-name="T5">e</text:span></text:p>
            </draw:text-box>
          </draw:frame>
          <draw:custom-shape draw:style-name="gr78" draw:text-style-name="P14" draw:layer="layout" svg:width="17.427cm" svg:height="8.184cm" svg:x="5.045cm" svg:y="6.4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9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troduction</text:span></text:p>
          <draw:enhanced-geometry svg:viewBox="0 0 21600 21600" draw:type="rectangle" draw:enhanced-path="M 0 0 L 21600 0 21600 21600 0 21600 0 0 Z N"/>
        </draw:custom-shape>
        <draw:g>
          <draw:custom-shape draw:style-name="gr102" draw:text-style-name="P2" xml:id="id100" draw:id="id100" draw:layer="layout" svg:width="1.5cm" svg:height="1.5cm" svg:x="8.35cm" svg:y="10.549cm"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3" draw:text-style-name="P4" xml:id="id101" draw:id="id101" draw:layer="layout" svg:width="1.5cm" svg:height="1.5cm" svg:x="7.25cm" svg:y="13.05cm">
            <text:p text:style-name="P3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100" draw:start-glue-point="7" draw:end-shape="id101" draw:end-glue-point="4" svg:d="M8569 11830l-569 1220" svg:viewBox="0 0 570 1221">
            <text:p/>
          </draw:connector>
          <draw:custom-shape draw:style-name="gr104" draw:text-style-name="P2" xml:id="id102" draw:id="id102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100" draw:start-glue-point="9" draw:end-shape="id102" draw:end-glue-point="4" svg:d="M9631 11830l569 1220" svg:viewBox="0 0 570 1221">
            <text:p/>
          </draw:connector>
          <draw:custom-shape draw:style-name="gr105" draw:text-style-name="P7" xml:id="id103" draw:id="id103" draw:layer="layout" svg:width="1.5cm" svg:height="1.5cm" svg:x="10.449cm" svg:y="8.348cm">
            <draw:glue-point draw:id="12" svg:x="-1.006cm" svg:y="-4.886cm"/>
            <text:p text:style-name="P6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103" draw:start-glue-point="7" draw:end-shape="id100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103" draw:start-glue-point="9" draw:end-shape="id104" draw:end-glue-point="4" svg:d="M11730 9629l1569 922" svg:viewBox="0 0 1570 923">
            <text:p/>
          </draw:connector>
          <draw:custom-shape draw:style-name="gr106" draw:text-style-name="P7" xml:id="id104" draw:id="id104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07" draw:text-style-name="P7" xml:id="id105" draw:id="id105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104" draw:start-glue-point="7" draw:end-shape="id105" draw:end-glue-point="4" svg:d="M12768 11832l-569 1220" svg:viewBox="0 0 570 1221">
            <text:p/>
          </draw:connector>
          <draw:custom-shape draw:style-name="gr108" draw:text-style-name="P7" xml:id="id106" draw:id="id106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104" draw:start-glue-point="9" draw:end-shape="id106" draw:end-glue-point="4" svg:d="M13830 11832l569 1220" svg:viewBox="0 0 570 1221">
            <text:p/>
          </draw:connector>
          <draw:custom-shape draw:style-name="gr109" draw:text-style-name="P7" xml:id="id108" draw:id="id108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0" draw:text-style-name="P7" xml:id="id107" draw:id="id107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107" draw:start-glue-point="7" draw:end-shape="id108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107" draw:start-glue-point="9" draw:end-shape="id109" draw:end-glue-point="4" svg:d="M20132 9630l1569 922" svg:viewBox="0 0 1570 923">
            <text:p/>
          </draw:connector>
          <draw:custom-shape draw:style-name="gr111" draw:text-style-name="P7" xml:id="id109" draw:id="id109" draw:layer="layout" svg:width="1.5cm" svg:height="1.5cm" svg:x="20.951cm" svg:y="10.552cm">
            <text:p text:style-name="P6"><text:span text:style-name="T1">1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110" draw:start-glue-point="7" draw:end-shape="id103" draw:end-glue-point="4" svg:d="M14869 7729l-3670 619" svg:viewBox="0 0 3671 620">
            <text:p/>
          </draw:connector>
          <draw:custom-shape draw:style-name="gr112" draw:text-style-name="P4" xml:id="id110" draw:id="id110" draw:layer="layout" svg:width="1.5cm" svg:height="1.5cm" svg:x="14.65cm" svg:y="6.448cm">
            <text:p text:style-name="P3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110" draw:start-glue-point="9" draw:end-shape="id107" draw:end-glue-point="4" svg:d="M15931 7729l3670 620" svg:viewBox="0 0 3671 621">
            <text:p/>
          </draw:connector>
          <draw:connector draw:style-name="gr52" draw:text-style-name="P5" draw:layer="layout" draw:type="curve" svg:x1="11.049cm" svg:y1="8.366cm" svg:x2="14.65cm" svg:y2="7.198cm" draw:start-shape="id103" draw:start-glue-point="12" draw:end-shape="id110" draw:end-glue-point="6" svg:d="M11049 8366c0-779 1200-1168 3601-1168" svg:viewBox="0 0 3602 1169">
            <text:p/>
          </draw:connector>
          <draw:frame draw:style-name="gr113" draw:text-style-name="P13" draw:layer="layout" svg:width="2.187cm" svg:height="0.886cm" svg:x="11.232cm" svg:y="6.435cm">
            <draw:text-box>
              <text:p text:style-name="P12"><text:span text:style-name="T3">1</text:span><text:span text:style-name="T3">6</text:span><text:span text:style-name="T4"> </text:span><text:span text:style-name="T1">&gt;</text:span><text:span text:style-name="T4"> </text:span><text:span text:style-name="T1">3</text:span></text:p>
            </draw:text-box>
          </draw:frame>
          <draw:custom-shape draw:style-name="gr78" draw:text-style-name="P14" draw:layer="layout" svg:width="17.427cm" svg:height="8.184cm" svg:x="5.045cm" svg:y="6.4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0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t</text:span><text:span text:style-name="T2">ro</text:span><text:span text:style-name="T2">du</text:span><text:span text:style-name="T2">cti</text:span><text:span text:style-name="T2">on</text:span></text:p>
          <draw:enhanced-geometry svg:viewBox="0 0 21600 21600" draw:type="rectangle" draw:enhanced-path="M 0 0 L 21600 0 21600 21600 0 21600 0 0 Z N"/>
        </draw:custom-shape>
        <draw:g>
          <draw:custom-shape draw:style-name="gr114" draw:text-style-name="P2" xml:id="id111" draw:id="id111" draw:layer="layout" svg:width="1.5cm" svg:height="1.5cm" svg:x="8.35cm" svg:y="10.549cm">
            <draw:glue-point draw:id="12" svg:x="-1.986cm" svg:y="-4.586cm"/>
            <text:p text:style-name="P1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5" draw:text-style-name="P4" xml:id="id112" draw:id="id112" draw:layer="layout" svg:width="1.5cm" svg:height="1.5cm" svg:x="7.25cm" svg:y="13.05cm">
            <text:p text:style-name="P3"><text:span text:style-name="T1">1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111" draw:start-glue-point="7" draw:end-shape="id112" draw:end-glue-point="4" svg:d="M8569 11830l-569 1220" svg:viewBox="0 0 570 1221">
            <text:p/>
          </draw:connector>
          <draw:custom-shape draw:style-name="gr116" draw:text-style-name="P2" xml:id="id113" draw:id="id113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111" draw:start-glue-point="9" draw:end-shape="id113" draw:end-glue-point="4" svg:d="M9631 11830l569 1220" svg:viewBox="0 0 570 1221">
            <text:p/>
          </draw:connector>
          <draw:custom-shape draw:style-name="gr117" draw:text-style-name="P7" xml:id="id114" draw:id="id114" draw:layer="layout" svg:width="1.5cm" svg:height="1.5cm" svg:x="10.449cm" svg:y="8.348cm">
            <draw:glue-point draw:id="12" svg:x="-1.006cm" svg:y="-4.886cm"/>
            <text:p text:style-name="P6"><text:span text:style-name="T1">1</text:span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114" draw:start-glue-point="7" draw:end-shape="id111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114" draw:start-glue-point="9" draw:end-shape="id115" draw:end-glue-point="4" svg:d="M11730 9629l1569 922" svg:viewBox="0 0 1570 923">
            <text:p/>
          </draw:connector>
          <draw:custom-shape draw:style-name="gr118" draw:text-style-name="P7" xml:id="id115" draw:id="id115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19" draw:text-style-name="P7" xml:id="id116" draw:id="id116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115" draw:start-glue-point="7" draw:end-shape="id116" draw:end-glue-point="4" svg:d="M12768 11832l-569 1220" svg:viewBox="0 0 570 1221">
            <text:p/>
          </draw:connector>
          <draw:custom-shape draw:style-name="gr120" draw:text-style-name="P7" xml:id="id117" draw:id="id117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115" draw:start-glue-point="9" draw:end-shape="id117" draw:end-glue-point="4" svg:d="M13830 11832l569 1220" svg:viewBox="0 0 570 1221">
            <text:p/>
          </draw:connector>
          <draw:custom-shape draw:style-name="gr121" draw:text-style-name="P7" xml:id="id119" draw:id="id119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22" draw:text-style-name="P7" xml:id="id118" draw:id="id118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118" draw:start-glue-point="7" draw:end-shape="id119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118" draw:start-glue-point="9" draw:end-shape="id120" draw:end-glue-point="4" svg:d="M20132 9630l1569 922" svg:viewBox="0 0 1570 923">
            <text:p/>
          </draw:connector>
          <draw:custom-shape draw:style-name="gr123" draw:text-style-name="P7" xml:id="id120" draw:id="id120" draw:layer="layout" svg:width="1.5cm" svg:height="1.5cm" svg:x="20.951cm" svg:y="10.552cm">
            <text:p text:style-name="P6"><text:span text:style-name="T1">1</text:span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121" draw:start-glue-point="7" draw:end-shape="id114" draw:end-glue-point="4" svg:d="M14869 7729l-3670 619" svg:viewBox="0 0 3671 620">
            <text:p/>
          </draw:connector>
          <draw:custom-shape draw:style-name="gr124" draw:text-style-name="P4" xml:id="id121" draw:id="id121" draw:layer="layout" svg:width="1.5cm" svg:height="1.5cm" svg:x="14.65cm" svg:y="6.448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121" draw:start-glue-point="9" draw:end-shape="id118" draw:end-glue-point="4" svg:d="M15931 7729l3670 620" svg:viewBox="0 0 3671 621">
            <text:p/>
          </draw:connector>
          <draw:connector draw:style-name="gr52" draw:text-style-name="P5" draw:layer="layout" draw:type="curve" svg:x1="8.803cm" svg:y1="10.612cm" svg:x2="10.449cm" svg:y2="9.098cm" draw:start-shape="id111" draw:start-glue-point="12" draw:end-shape="id114" draw:end-glue-point="6" svg:d="M8803 10612c0-1010 548-1514 1646-1514" svg:viewBox="0 0 1647 1515">
            <text:p/>
          </draw:connector>
          <draw:frame draw:style-name="gr113" draw:text-style-name="P13" draw:layer="layout" svg:width="2.187cm" svg:height="0.886cm" svg:x="7.628cm" svg:y="8.386cm">
            <draw:text-box>
              <text:p text:style-name="P12"><text:span text:style-name="T3">1</text:span><text:span text:style-name="T3">6</text:span><text:span text:style-name="T4"> </text:span><text:span text:style-name="T1">&gt;</text:span><text:span text:style-name="T4"> </text:span><text:span text:style-name="T1">4</text:span></text:p>
            </draw:text-box>
          </draw:frame>
          <draw:custom-shape draw:style-name="gr78" draw:text-style-name="P14" draw:layer="layout" svg:width="17.427cm" svg:height="8.184cm" svg:x="5.045cm" svg:y="6.456cm">
            <text:p/>
            <draw:enhanced-geometry svg:viewBox="0 0 21600 21600" draw:type="rectangle" draw:enhanced-path="M 0 0 L 21600 0 21600 21600 0 21600 0 0 Z N"/>
          </draw:custom-shape>
        </draw:g>
      </draw:page>
      <draw:page draw:name="page11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troduction</text:span></text:p>
          <draw:enhanced-geometry svg:viewBox="0 0 21600 21600" draw:type="rectangle" draw:enhanced-path="M 0 0 L 21600 0 21600 21600 0 21600 0 0 Z N"/>
        </draw:custom-shape>
        <draw:custom-shape draw:style-name="gr125" draw:text-style-name="P2" xml:id="id122" draw:id="id122" draw:layer="layout" svg:width="1.5cm" svg:height="1.5cm" svg:x="8.35cm" svg:y="10.549cm">
          <draw:glue-point draw:id="12" svg:x="-1.986cm" svg:y="-4.586cm"/>
          <text:p text:style-name="P1"><text:span text:style-name="T1">1</text:span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6" draw:text-style-name="P4" xml:id="id123" draw:id="id123" draw:layer="layout" svg:width="1.5cm" svg:height="1.5cm" svg:x="7.25cm" svg:y="13.05cm">
          <text:p text:style-name="P3"><text:span text:style-name="T1">1</text:span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8.569cm" svg:y1="11.83cm" svg:x2="8cm" svg:y2="13.05cm" draw:start-shape="id122" draw:start-glue-point="7" draw:end-shape="id123" draw:end-glue-point="4" svg:d="M8569 11830l-569 1220" svg:viewBox="0 0 570 1221">
          <text:p/>
        </draw:connector>
        <draw:custom-shape draw:style-name="gr127" draw:text-style-name="P2" xml:id="id124" draw:id="id124" draw:layer="layout" svg:width="1.5cm" svg:height="1.5cm" svg:x="9.449cm" svg:y="13.05cm">
          <text:p text:style-name="P1"><text:span text:style-name="T1">17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9.631cm" svg:y1="11.83cm" svg:x2="10.2cm" svg:y2="13.05cm" draw:start-shape="id122" draw:start-glue-point="9" draw:end-shape="id124" draw:end-glue-point="4" svg:d="M9631 11830l569 1220" svg:viewBox="0 0 570 1221">
          <text:p/>
        </draw:connector>
        <draw:custom-shape draw:style-name="gr128" draw:text-style-name="P7" xml:id="id125" draw:id="id125" draw:layer="layout" svg:width="1.5cm" svg:height="1.5cm" svg:x="10.449cm" svg:y="8.348cm">
          <draw:glue-point draw:id="12" svg:x="-1.006cm" svg:y="-4.886cm"/>
          <text:p text:style-name="P6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0.668cm" svg:y1="9.629cm" svg:x2="9.1cm" svg:y2="10.549cm" draw:start-shape="id125" draw:start-glue-point="7" draw:end-shape="id122" draw:end-glue-point="4" svg:d="M10668 9629l-1568 920" svg:viewBox="0 0 1569 921">
          <text:p/>
        </draw:connector>
        <draw:connector draw:style-name="gr3" draw:text-style-name="P5" draw:layer="layout" draw:type="line" svg:x1="11.73cm" svg:y1="9.629cm" svg:x2="13.299cm" svg:y2="10.551cm" draw:start-shape="id125" draw:start-glue-point="9" draw:end-shape="id126" draw:end-glue-point="4" svg:d="M11730 9629l1569 922" svg:viewBox="0 0 1570 923">
          <text:p/>
        </draw:connector>
        <draw:custom-shape draw:style-name="gr129" draw:text-style-name="P7" xml:id="id126" draw:id="id126" draw:layer="layout" svg:width="1.5cm" svg:height="1.5cm" svg:x="12.549cm" svg:y="10.551cm">
          <text:p text:style-name="P6"><text:span text:style-name="T1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0" draw:text-style-name="P7" xml:id="id127" draw:id="id127" draw:layer="layout" svg:width="1.5cm" svg:height="1.5cm" svg:x="11.449cm" svg:y="13.052cm">
          <text:p text:style-name="P6"><text:span text:style-name="T1">1</text:span><text:span text:style-name="T1">0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2.768cm" svg:y1="11.832cm" svg:x2="12.199cm" svg:y2="13.052cm" draw:start-shape="id126" draw:start-glue-point="7" draw:end-shape="id127" draw:end-glue-point="4" svg:d="M12768 11832l-569 1220" svg:viewBox="0 0 570 1221">
          <text:p/>
        </draw:connector>
        <draw:custom-shape draw:style-name="gr131" draw:text-style-name="P7" xml:id="id128" draw:id="id128" draw:layer="layout" svg:width="1.5cm" svg:height="1.5cm" svg:x="13.648cm" svg:y="13.052cm">
          <text:p text:style-name="P6"><text:span text:style-name="T1">11</text:span></text:p>
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3.83cm" svg:y1="11.832cm" svg:x2="14.399cm" svg:y2="13.052cm" draw:start-shape="id126" draw:start-glue-point="9" draw:end-shape="id128" draw:end-glue-point="4" svg:d="M13830 11832l569 1220" svg:viewBox="0 0 570 1221">
          <text:p/>
        </draw:connector>
        <draw:custom-shape draw:style-name="gr132" draw:text-style-name="P7" xml:id="id130" draw:id="id130" draw:layer="layout" svg:width="1.5cm" svg:height="1.5cm" svg:x="16.752cm" svg:y="10.55cm">
          <text:p text:style-name="P6"><text:span text:style-name="T1">9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3" draw:text-style-name="P7" xml:id="id129" draw:id="id129" draw:layer="layout" svg:width="1.5cm" svg:height="1.5cm" svg:x="18.851cm" svg:y="8.349cm">
          <text:p text:style-name="P6"><text:span text:style-name="T1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9.07cm" svg:y1="9.63cm" svg:x2="17.502cm" svg:y2="10.55cm" draw:start-shape="id129" draw:start-glue-point="7" draw:end-shape="id130" draw:end-glue-point="4" svg:d="M19070 9630l-1568 920" svg:viewBox="0 0 1569 921">
          <text:p/>
        </draw:connector>
        <draw:connector draw:style-name="gr3" draw:text-style-name="P5" draw:layer="layout" draw:type="line" svg:x1="20.132cm" svg:y1="9.63cm" svg:x2="21.701cm" svg:y2="10.552cm" draw:start-shape="id129" draw:start-glue-point="9" draw:end-shape="id131" draw:end-glue-point="4" svg:d="M20132 9630l1569 922" svg:viewBox="0 0 1570 923">
          <text:p/>
        </draw:connector>
        <draw:custom-shape draw:style-name="gr134" draw:text-style-name="P7" xml:id="id131" draw:id="id131" draw:layer="layout" svg:width="1.5cm" svg:height="1.5cm" svg:x="20.951cm" svg:y="10.552cm">
          <text:p text:style-name="P6"><text:span text:style-name="T1">1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4.869cm" svg:y1="7.729cm" svg:x2="11.199cm" svg:y2="8.348cm" draw:start-shape="id132" draw:start-glue-point="7" draw:end-shape="id125" draw:end-glue-point="4" svg:d="M14869 7729l-3670 619" svg:viewBox="0 0 3671 620">
          <text:p/>
        </draw:connector>
        <draw:custom-shape draw:style-name="gr135" draw:text-style-name="P4" xml:id="id132" draw:id="id132" draw:layer="layout" svg:width="1.5cm" svg:height="1.5cm" svg:x="14.65cm" svg:y="6.448cm">
          <text:p text:style-name="P3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5" draw:layer="layout" draw:type="line" svg:x1="15.931cm" svg:y1="7.729cm" svg:x2="19.601cm" svg:y2="8.349cm" draw:start-shape="id132" draw:start-glue-point="9" draw:end-shape="id129" draw:end-glue-point="4" svg:d="M15931 7729l3670 620" svg:viewBox="0 0 3671 621">
          <text:p/>
        </draw:connector>
        <draw:connector draw:style-name="gr52" draw:text-style-name="P5" draw:layer="layout" draw:type="curve" svg:x1="7.469cm" svg:y1="13.269cm" svg:x2="8.35cm" svg:y2="11.299cm" draw:start-shape="id123" draw:start-glue-point="5" draw:end-shape="id122" draw:end-glue-point="6" svg:d="M7469 13269c0-1314 293-1970 881-1970" svg:viewBox="0 0 882 1971">
          <text:p/>
        </draw:connector>
        <draw:frame draw:style-name="gr113" draw:text-style-name="P13" draw:layer="layout" svg:width="2.501cm" svg:height="0.886cm" svg:x="4.968cm" svg:y="11.781cm">
          <draw:text-box>
            <text:p text:style-name="P12"><text:span text:style-name="T3">1</text:span><text:span text:style-name="T3">6</text:span><text:span text:style-name="T4"> </text:span><text:span text:style-name="T1">&gt;</text:span><text:span text:style-name="T4"> </text:span><text:span text:style-name="T1">1</text:span><text:span text:style-name="T1">4</text:span></text:p>
          </draw:text-box>
        </draw:frame>
        <draw:custom-shape draw:style-name="gr78" draw:text-style-name="P14" draw:layer="layout" svg:width="17.427cm" svg:height="8.184cm" svg:x="5.045cm" svg:y="6.456cm">
          <text:p text:style-name="P10"><text:span text:style-name="T2"/></text:p>
          <draw:enhanced-geometry svg:viewBox="0 0 21600 21600" draw:type="rectangle" draw:enhanced-path="M 0 0 L 21600 0 21600 21600 0 21600 0 0 Z N"/>
        </draw:custom-shape>
      </draw:page>
      <draw:page draw:name="page12" draw:style-name="dp1" draw:master-page-name="Default">
        <draw:custom-shape draw:style-name="gr14" draw:text-style-name="P10" draw:layer="layout" svg:width="5.5cm" svg:height="1.6cm" svg:x="0cm" svg:y="-2.2cm">
          <text:p text:style-name="P10"><text:span text:style-name="T2">introduction</text:span></text:p>
          <draw:enhanced-geometry svg:viewBox="0 0 21600 21600" draw:type="rectangle" draw:enhanced-path="M 0 0 L 21600 0 21600 21600 0 21600 0 0 Z N"/>
        </draw:custom-shape>
        <draw:g>
          <draw:custom-shape draw:style-name="gr136" draw:text-style-name="P2" xml:id="id133" draw:id="id133" draw:layer="layout" svg:width="1.5cm" svg:height="1.5cm" svg:x="8.35cm" svg:y="10.549cm">
            <draw:glue-point draw:id="12" svg:x="-1.986cm" svg:y="-4.586cm"/>
            <text:p text:style-name="P1"><text:span text:style-name="T1">1</text:span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37" draw:text-style-name="P4" xml:id="id134" draw:id="id134" draw:layer="layout" svg:width="1.5cm" svg:height="1.5cm" svg:x="7.25cm" svg:y="13.05cm">
            <text:p text:style-name="P3"><text:span text:style-name="T1">1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8.569cm" svg:y1="11.83cm" svg:x2="8cm" svg:y2="13.05cm" draw:start-shape="id133" draw:start-glue-point="7" draw:end-shape="id134" draw:end-glue-point="4" svg:d="M8569 11830l-569 1220" svg:viewBox="0 0 570 1221">
            <text:p/>
          </draw:connector>
          <draw:custom-shape draw:style-name="gr138" draw:text-style-name="P2" xml:id="id135" draw:id="id135" draw:layer="layout" svg:width="1.5cm" svg:height="1.5cm" svg:x="9.449cm" svg:y="13.05cm">
            <text:p text:style-name="P1"><text:span text:style-name="T1">1</text:span><text:span text:style-name="T1">7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9.631cm" svg:y1="11.83cm" svg:x2="10.2cm" svg:y2="13.05cm" draw:start-shape="id133" draw:start-glue-point="9" draw:end-shape="id135" draw:end-glue-point="4" svg:d="M9631 11830l569 1220" svg:viewBox="0 0 570 1221">
            <text:p/>
          </draw:connector>
          <draw:custom-shape draw:style-name="gr139" draw:text-style-name="P7" xml:id="id136" draw:id="id136" draw:layer="layout" svg:width="1.5cm" svg:height="1.5cm" svg:x="10.449cm" svg:y="8.348cm">
            <draw:glue-point draw:id="12" svg:x="-1.006cm" svg:y="-4.886cm"/>
            <text:p text:style-name="P6"><text:span text:style-name="T1">4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0.668cm" svg:y1="9.629cm" svg:x2="9.1cm" svg:y2="10.549cm" draw:start-shape="id136" draw:start-glue-point="7" draw:end-shape="id133" draw:end-glue-point="4" svg:d="M10668 9629l-1568 920" svg:viewBox="0 0 1569 921">
            <text:p/>
          </draw:connector>
          <draw:connector draw:style-name="gr3" draw:text-style-name="P5" draw:layer="layout" draw:type="line" svg:x1="11.73cm" svg:y1="9.629cm" svg:x2="13.299cm" svg:y2="10.551cm" draw:start-shape="id136" draw:start-glue-point="9" draw:end-shape="id137" draw:end-glue-point="4" svg:d="M11730 9629l1569 922" svg:viewBox="0 0 1570 923">
            <text:p/>
          </draw:connector>
          <draw:custom-shape draw:style-name="gr140" draw:text-style-name="P7" xml:id="id137" draw:id="id137" draw:layer="layout" svg:width="1.5cm" svg:height="1.5cm" svg:x="12.549cm" svg:y="10.551cm">
            <text:p text:style-name="P6"><text:span text:style-name="T1">6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1" draw:text-style-name="P7" xml:id="id138" draw:id="id138" draw:layer="layout" svg:width="1.5cm" svg:height="1.5cm" svg:x="11.449cm" svg:y="13.052cm">
            <text:p text:style-name="P6"><text:span text:style-name="T1">1</text:span><text:span text:style-name="T1">0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2.768cm" svg:y1="11.832cm" svg:x2="12.199cm" svg:y2="13.052cm" draw:start-shape="id137" draw:start-glue-point="7" draw:end-shape="id138" draw:end-glue-point="4" svg:d="M12768 11832l-569 1220" svg:viewBox="0 0 570 1221">
            <text:p/>
          </draw:connector>
          <draw:custom-shape draw:style-name="gr142" draw:text-style-name="P7" xml:id="id139" draw:id="id139" draw:layer="layout" svg:width="1.5cm" svg:height="1.5cm" svg:x="13.648cm" svg:y="13.052cm">
            <text:p text:style-name="P6"><text:span text:style-name="T1">11</text:span></text:p>
    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3.83cm" svg:y1="11.832cm" svg:x2="14.399cm" svg:y2="13.052cm" draw:start-shape="id137" draw:start-glue-point="9" draw:end-shape="id139" draw:end-glue-point="4" svg:d="M13830 11832l569 1220" svg:viewBox="0 0 570 1221">
            <text:p/>
          </draw:connector>
          <draw:custom-shape draw:style-name="gr143" draw:text-style-name="P7" xml:id="id141" draw:id="id141" draw:layer="layout" svg:width="1.5cm" svg:height="1.5cm" svg:x="16.752cm" svg:y="10.55cm">
            <text:p text:style-name="P6"><text:span text:style-name="T1">9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144" draw:text-style-name="P7" xml:id="id140" draw:id="id140" draw:layer="layout" svg:width="1.5cm" svg:height="1.5cm" svg:x="18.851cm" svg:y="8.349cm">
            <text:p text:style-name="P6"><text:span text:style-name="T1">7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9.07cm" svg:y1="9.63cm" svg:x2="17.502cm" svg:y2="10.55cm" draw:start-shape="id140" draw:start-glue-point="7" draw:end-shape="id141" draw:end-glue-point="4" svg:d="M19070 9630l-1568 920" svg:viewBox="0 0 1569 921">
            <text:p/>
          </draw:connector>
          <draw:connector draw:style-name="gr3" draw:text-style-name="P5" draw:layer="layout" draw:type="line" svg:x1="20.132cm" svg:y1="9.63cm" svg:x2="21.701cm" svg:y2="10.552cm" draw:start-shape="id140" draw:start-glue-point="9" draw:end-shape="id142" draw:end-glue-point="4" svg:d="M20132 9630l1569 922" svg:viewBox="0 0 1570 923">
            <text:p/>
          </draw:connector>
          <draw:custom-shape draw:style-name="gr145" draw:text-style-name="P7" xml:id="id142" draw:id="id142" draw:layer="layout" svg:width="1.5cm" svg:height="1.5cm" svg:x="20.951cm" svg:y="10.552cm">
            <text:p text:style-name="P6"><text:span text:style-name="T1">1</text:span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4.869cm" svg:y1="7.729cm" svg:x2="11.199cm" svg:y2="8.348cm" draw:start-shape="id143" draw:start-glue-point="7" draw:end-shape="id136" draw:end-glue-point="4" svg:d="M14869 7729l-3670 619" svg:viewBox="0 0 3671 620">
            <text:p/>
          </draw:connector>
          <draw:custom-shape draw:style-name="gr146" draw:text-style-name="P4" xml:id="id143" draw:id="id143" draw:layer="layout" svg:width="1.5cm" svg:height="1.5cm" svg:x="14.65cm" svg:y="6.448cm">
            <text:p text:style-name="P3"><text:span text:style-name="T1">3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onnector draw:style-name="gr3" draw:text-style-name="P5" draw:layer="layout" draw:type="line" svg:x1="15.931cm" svg:y1="7.729cm" svg:x2="19.601cm" svg:y2="8.349cm" draw:start-shape="id143" draw:start-glue-point="9" draw:end-shape="id140" draw:end-glue-point="4" svg:d="M15931 7729l3670 620" svg:viewBox="0 0 3671 621">
            <text:p/>
          </draw:connector>
          <draw:frame draw:style-name="gr147" draw:text-style-name="P13" draw:layer="layout" svg:width="3.606cm" svg:height="0.91cm" svg:x="10.814cm" svg:y="6.463cm">
            <draw:text-box>
              <text:p text:style-name="P12"><text:span text:style-name="T5">s</text:span><text:span text:style-name="T5">u</text:span><text:span text:style-name="T5">c</text:span><text:span text:style-name="T5">c</text:span><text:span text:style-name="T5">e</text:span><text:span text:style-name="T5">s</text:span><text:span text:style-name="T5">s</text:span><text:span text:style-name="T5">!</text:span></text:p>
            </draw:text-box>
          </draw:frame>
          <draw:custom-shape draw:style-name="gr78" draw:text-style-name="P14" draw:layer="layout" svg:width="17.427cm" svg:height="8.184cm" svg:x="5.045cm" svg:y="6.456cm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nsolas1" svg:font-family="Consolas" style:font-family-generic="swiss" style:font-pitch="fixed"/>
    <style:font-face style:name="Consolas" svg:font-family="Consolas" style:font-adornments="Regular" style:font-family-generic="swiss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Consolas2" svg:font-family="Consolas" style:font-family-generic="swiss" style:font-pitch="variable"/>
    <style:font-face style:name="Liberation Sans1" svg:font-family="'Liberation Sans'" style:font-family-generic="swiss" style:font-pitch="variable"/>
    <style:font-face style:name="Arial2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ZA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0-09-14T09:48:36.868000000</meta:creation-date>
    <dc:date>2021-02-22T17:41:16.546661184</dc:date>
    <meta:editing-duration>P3DT3H56M23S</meta:editing-duration>
    <meta:editing-cycles>176</meta:editing-cycles>
    <meta:generator>LibreOffice/7.0.4.2$Linux_X86_64 LibreOffice_project/00$Build-2</meta:generator>
    <meta:document-statistic meta:object-count="321"/>
  </office:meta>
</office:document-meta>
</file>